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56in"/>
    </style:style>
    <style:style style:name="co2" style:family="table-column">
      <style:table-column-properties fo:break-before="auto" style:column-width="1.079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098in"/>
    </style:style>
    <style:style style:name="co5" style:family="table-column">
      <style:table-column-properties fo:break-before="auto" style:column-width="0.2957in"/>
    </style:style>
    <style:style style:name="co6" style:family="table-column">
      <style:table-column-properties fo:break-before="auto" style:column-width="0.219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2">
      <style:table-cell-properties fo:background-color="#ffff00"/>
    </style:style>
  </office:automatic-styles>
  <office:body>
    <office:spreadsheet>
      <table:table table:name="Stats and Combat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number-columns-repeated="5" table:default-cell-style-name="Default"/>
        <table:table-row table:style-name="ro1">
          <table:table-cell table:style-name="Default"/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Monster</text:p>
          </table:table-cell>
          <table:table-cell/>
          <table:table-cell table:style-name="ce1" office:value-type="string" calcext:value-type="string">
            <text:p>Backgrou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Wanderer</text:p>
          </table:table-cell>
          <table:table-cell office:value-type="string" calcext:value-type="string">
            <text:p>Dog-Head Man</text:p>
          </table:table-cell>
          <table:table-cell/>
          <table:table-cell table:style-name="ce1" office:value-type="string" calcext:value-type="string">
            <text:p>Peasant</text:p>
          </table:table-cell>
          <table:table-cell table:style-name="ce1" office:value-type="string" calcext:value-type="string">
            <text:p>Artisan</text:p>
          </table:table-cell>
          <table:table-cell table:style-name="ce1" office:value-type="string" calcext:value-type="string">
            <text:p>Scholar</text:p>
          </table:table-cell>
          <table:table-cell table:style-name="ce1" office:value-type="string" calcext:value-type="string">
            <text:p>Wanderer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table:number-columns-repeated="4"/>
        </table:table-row>
        <table:table-row table:style-name="ro1">
          <table:table-cell table:number-columns-repeated="8"/>
        </table:table-row>
        <table:table-row table:style-name="ro2">
          <table:table-cell office:value-type="string" calcext:value-type="string">
            <text:p>Str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ki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Agi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Mnd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 Stats</text:p>
          </table:table-cell>
          <table:table-cell table:formula="of:=SUM([.B5:.B9])" office:value-type="float" office:value="61" calcext:value-type="float">
            <text:p>61</text:p>
          </table:table-cell>
          <table:table-cell table:formula="of:=SUM([.C5:.C9])" office:value-type="float" office:value="46" calcext:value-type="float">
            <text:p>46</text:p>
          </table:table-cell>
          <table:table-cell/>
          <table:table-cell table:formula="of:=SUM([.E5:.E9])" office:value-type="float" office:value="61" calcext:value-type="float">
            <text:p>61</text:p>
          </table:table-cell>
          <table:table-cell table:formula="of:=SUM([.F5:.F9])" office:value-type="float" office:value="61" calcext:value-type="float">
            <text:p>61</text:p>
          </table:table-cell>
          <table:table-cell table:formula="of:=SUM([.G5:.G9])" office:value-type="float" office:value="61" calcext:value-type="float">
            <text:p>61</text:p>
          </table:table-cell>
          <table:table-cell table:formula="of:=SUM([.H5:.H9])" office:value-type="float" office:value="61" calcext:value-type="float">
            <text:p>6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ase Health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lth Per Leve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ase Qi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Qi Per Leve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 Health</text:p>
          </table:table-cell>
          <table:table-cell table:formula="of:=[.B12]+[.B13]*([.B3]-1)+[.B7]" office:value-type="float" office:value="23" calcext:value-type="float">
            <text:p>23</text:p>
          </table:table-cell>
          <table:table-cell table:formula="of:=[.C12]+[.C13]*([.C3]-1)+[.C7]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tal Qi</text:p>
          </table:table-cell>
          <table:table-cell table:formula="of:=[.B14]+[.B15]*([.B3]-1)+[.B9]" office:value-type="float" office:value="22" calcext:value-type="float">
            <text:p>22</text:p>
          </table:table-cell>
          <table:table-cell table:formula="of:=[.C14]+[.C15]*([.C3]-1)+[.C9]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ttack</text:p>
          </table:table-cell>
          <table:table-cell table:formula="of:=[.B3]/2+[.B6]/2" office:value-type="float" office:value="6.5" calcext:value-type="float">
            <text:p>6.5</text:p>
          </table:table-cell>
          <table:table-cell table:formula="of:=[.C3]/2+[.C6]/2" office:value-type="float" office:value="6.5" calcext:value-type="float">
            <text:p>6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mage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fense</text:p>
          </table:table-cell>
          <table:table-cell table:formula="of:=[.B3]/2+[.B8]/2" office:value-type="float" office:value="6.5" calcext:value-type="float">
            <text:p>6.5</text:p>
          </table:table-cell>
          <table:table-cell table:formula="of:=[.C3]/2+[.C8]/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mor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Chance to Hit</text:p>
          </table:table-cell>
          <table:table-cell table:style-name="ce2" table:formula="of:=50 + 50 * TANH(([.B20]-[.C22])/(2*5))" office:value-type="float" office:value="52.497918747894" calcext:value-type="float">
            <text:p>52.50</text:p>
          </table:table-cell>
          <table:table-cell table:style-name="ce2" table:formula="of:=50 + 50 * TANH(([.B22]-[.C20])/(2*5))" office:value-type="float" office:value="50" calcext:value-type="float">
            <text:p>5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. Damage</text:p>
          </table:table-cell>
          <table:table-cell table:formula="of:=[.B5]/2+([.B21]+1)/2" office:value-type="float" office:value="9.5" calcext:value-type="float">
            <text:p>9.5</text:p>
          </table:table-cell>
          <table:table-cell table:formula="of:=[.C5]/2+([.C21]+1)/2"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cted Hits to Kill</text:p>
          </table:table-cell>
          <table:table-cell table:style-name="ce2" table:formula="of:=[.C17]/([.B25]/100*[.B26])" office:value-type="float" office:value="3.00763802847783" calcext:value-type="float">
            <text:p>3.01</text:p>
          </table:table-cell>
          <table:table-cell table:style-name="ce2" table:formula="of:=[.B17]/([.C25]/100*[.C26])" office:value-type="float" office:value="13.1428571428571" calcext:value-type="float">
            <text:p>13.14</text:p>
          </table:table-cell>
          <table:table-cell table:number-columns-repeated="5"/>
        </table:table-row>
      </table:table>
      <table:table table:name="Skill Checks" table:style-name="ta1">
        <table:table-column table:style-name="co4" table:default-cell-style-name="Default"/>
        <table:table-column table:style-name="co3" table:number-columns-repeated="2" table:default-cell-style-name="ce2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Skill – Difficulty</text:p>
          </table:table-cell>
          <table:table-cell table:style-name="ce1" office:value-type="string" calcext:value-type="string">
            <text:p>(Logistic Distribution)</text:p>
          </table:table-cell>
          <table:table-cell table:style-name="Default"/>
          <table:table-cell/>
          <table:table-cell table:style-name="ce1" office:value-type="string" calcext:value-type="string">
            <text:p>s=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float" office:value="-20" calcext:value-type="float">
            <text:p>-20</text:p>
          </table:table-cell>
          <table:table-cell table:style-name="ce4" table:formula="of:=50 + 50 * TANH([.A2]/(2*[.$F$1]))" office:value-type="float" office:value="1.79862099620915" calcext:value-type="float">
            <text:p>1.80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float" office:value="-19" calcext:value-type="float">
            <text:p>-19</text:p>
          </table:table-cell>
          <table:table-cell table:formula="of:=50 + 50 * TANH([.A3]/(2*[.$F$1]))" office:value-type="float" office:value="2.18812709361305" calcext:value-type="float">
            <text:p>2.19</text:p>
          </table:table-cell>
          <table:table-cell table:formula="of:=[.B3]-[.B2]" office:value-type="float" office:value="0.389506097403896" calcext:value-type="float">
            <text:p>0.39</text:p>
          </table:table-cell>
          <table:table-cell table:number-columns-repeated="3"/>
        </table:table-row>
        <table:table-row table:style-name="ro1">
          <table:table-cell office:value-type="float" office:value="-18" calcext:value-type="float">
            <text:p>-18</text:p>
          </table:table-cell>
          <table:table-cell table:formula="of:=50 + 50 * TANH([.A4]/(2*[.$F$1]))" office:value-type="float" office:value="2.65969935768658" calcext:value-type="float">
            <text:p>2.66</text:p>
          </table:table-cell>
          <table:table-cell table:formula="of:=[.B4]-[.B3]" office:value-type="float" office:value="0.471572264073537" calcext:value-type="float">
            <text:p>0.47</text:p>
          </table:table-cell>
          <table:table-cell table:number-columns-repeated="3"/>
        </table:table-row>
        <table:table-row table:style-name="ro1">
          <table:table-cell office:value-type="float" office:value="-17" calcext:value-type="float">
            <text:p>-17</text:p>
          </table:table-cell>
          <table:table-cell table:formula="of:=50 + 50 * TANH([.A5]/(2*[.$F$1]))" office:value-type="float" office:value="3.22954646984505" calcext:value-type="float">
            <text:p>3.23</text:p>
          </table:table-cell>
          <table:table-cell table:formula="of:=[.B5]-[.B4]" office:value-type="float" office:value="0.56984711215847" calcext:value-type="float">
            <text:p>0.57</text:p>
          </table:table-cell>
          <table:table-cell table:number-columns-repeated="3"/>
        </table:table-row>
        <table:table-row table:style-name="ro1">
          <table:table-cell office:value-type="float" office:value="-16" calcext:value-type="float">
            <text:p>-16</text:p>
          </table:table-cell>
          <table:table-cell table:formula="of:=50 + 50 * TANH([.A6]/(2*[.$F$1]))" office:value-type="float" office:value="3.91657227967643" calcext:value-type="float">
            <text:p>3.92</text:p>
          </table:table-cell>
          <table:table-cell table:formula="of:=[.B6]-[.B5]" office:value-type="float" office:value="0.687025809831376" calcext:value-type="float">
            <text:p>0.69</text:p>
          </table:table-cell>
          <table:table-cell table:number-columns-repeated="3"/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50 + 50 * TANH([.A7]/(2*[.$F$1]))" office:value-type="float" office:value="4.74258731775668" calcext:value-type="float">
            <text:p>4.74</text:p>
          </table:table-cell>
          <table:table-cell table:formula="of:=[.B7]-[.B6]" office:value-type="float" office:value="0.82601503808025" calcext:value-type="float">
            <text:p>0.83</text:p>
          </table:table-cell>
          <table:table-cell table:number-columns-repeated="3"/>
        </table:table-row>
        <table:table-row table:style-name="ro1">
          <table:table-cell office:value-type="float" office:value="-14" calcext:value-type="float">
            <text:p>-14</text:p>
          </table:table-cell>
          <table:table-cell table:formula="of:=50 + 50 * TANH([.A8]/(2*[.$F$1]))" office:value-type="float" office:value="5.73241758988687" calcext:value-type="float">
            <text:p>5.73</text:p>
          </table:table-cell>
          <table:table-cell table:formula="of:=[.B8]-[.B7]" office:value-type="float" office:value="0.989830272130192" calcext:value-type="float">
            <text:p>0.99</text:p>
          </table:table-cell>
          <table:table-cell table:number-columns-repeated="3"/>
        </table:table-row>
        <table:table-row table:style-name="ro1">
          <table:table-cell office:value-type="float" office:value="-13" calcext:value-type="float">
            <text:p>-13</text:p>
          </table:table-cell>
          <table:table-cell table:formula="of:=50 + 50 * TANH([.A9]/(2*[.$F$1]))" office:value-type="float" office:value="6.91384203433469" calcext:value-type="float">
            <text:p>6.91</text:p>
          </table:table-cell>
          <table:table-cell table:formula="of:=[.B9]-[.B8]" office:value-type="float" office:value="1.18142444444781" calcext:value-type="float">
            <text:p>1.18</text:p>
          </table:table-cell>
          <table:table-cell table:number-columns-repeated="3"/>
        </table:table-row>
        <table:table-row table:style-name="ro1">
          <table:table-cell office:value-type="float" office:value="-12" calcext:value-type="float">
            <text:p>-12</text:p>
          </table:table-cell>
          <table:table-cell table:formula="of:=50 + 50 * TANH([.A10]/(2*[.$F$1]))" office:value-type="float" office:value="8.31726964939224" calcext:value-type="float">
            <text:p>8.32</text:p>
          </table:table-cell>
          <table:table-cell table:formula="of:=[.B10]-[.B9]" office:value-type="float" office:value="1.40342761505755" calcext:value-type="float">
            <text:p>1.40</text:p>
          </table:table-cell>
          <table:table-cell table:number-columns-repeated="3"/>
        </table:table-row>
        <table:table-row table:style-name="ro1">
          <table:table-cell office:value-type="float" office:value="-11" calcext:value-type="float">
            <text:p>-11</text:p>
          </table:table-cell>
          <table:table-cell table:formula="of:=50 + 50 * TANH([.A11]/(2*[.$F$1]))" office:value-type="float" office:value="9.97504891196851" calcext:value-type="float">
            <text:p>9.98</text:p>
          </table:table-cell>
          <table:table-cell table:formula="of:=[.B11]-[.B10]" office:value-type="float" office:value="1.65777926257628" calcext:value-type="float">
            <text:p>1.66</text:p>
          </table:table-cell>
          <table:table-cell table:number-columns-repeated="3"/>
        </table:table-row>
        <table:table-row table:style-name="ro1">
          <table:table-cell table:style-name="ce3" office:value-type="float" office:value="-10" calcext:value-type="float">
            <text:p>-10</text:p>
          </table:table-cell>
          <table:table-cell table:style-name="ce4" table:formula="of:=50 + 50 * TANH([.A12]/(2*[.$F$1]))" office:value-type="float" office:value="11.9202922022118" calcext:value-type="float">
            <text:p>11.92</text:p>
          </table:table-cell>
          <table:table-cell table:style-name="ce4" table:formula="of:=[.B12]-[.B11]" office:value-type="float" office:value="1.94524329024324" calcext:value-type="float">
            <text:p>1.95</text:p>
          </table:table-cell>
          <table:table-cell table:number-columns-repeated="3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50 + 50 * TANH([.A13]/(2*[.$F$1]))" office:value-type="float" office:value="14.1851064900488" calcext:value-type="float">
            <text:p>14.19</text:p>
          </table:table-cell>
          <table:table-cell table:formula="of:=[.B13]-[.B12]" office:value-type="float" office:value="2.26481428783702" calcext:value-type="float">
            <text:p>2.26</text:p>
          </table:table-cell>
          <table:table-cell table:number-columns-repeated="3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50 + 50 * TANH([.A14]/(2*[.$F$1]))" office:value-type="float" office:value="16.7981614866075" calcext:value-type="float">
            <text:p>16.80</text:p>
          </table:table-cell>
          <table:table-cell table:formula="of:=[.B14]-[.B13]" office:value-type="float" office:value="2.61305499655877" calcext:value-type="float">
            <text:p>2.61</text:p>
          </table:table-cell>
          <table:table-cell table:number-columns-repeated="3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50 + 50 * TANH([.A15]/(2*[.$F$1]))" office:value-type="float" office:value="19.7816111441418" calcext:value-type="float">
            <text:p>19.78</text:p>
          </table:table-cell>
          <table:table-cell table:formula="of:=[.B15]-[.B14]" office:value-type="float" office:value="2.98344965753428" calcext:value-type="float">
            <text:p>2.98</text:p>
          </table:table-cell>
          <table:table-cell table:number-columns-repeated="3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50 + 50 * TANH([.A16]/(2*[.$F$1]))" office:value-type="float" office:value="23.1475216500982" calcext:value-type="float">
            <text:p>23.15</text:p>
          </table:table-cell>
          <table:table-cell table:formula="of:=[.B16]-[.B15]" office:value-type="float" office:value="3.36591050595641" calcext:value-type="float">
            <text:p>3.37</text:p>
          </table:table-cell>
          <table:table-cell table:number-columns-repeated="3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50 + 50 * TANH([.A17]/(2*[.$F$1]))" office:value-type="float" office:value="26.8941421369995" calcext:value-type="float">
            <text:p>26.89</text:p>
          </table:table-cell>
          <table:table-cell table:formula="of:=[.B17]-[.B16]" office:value-type="float" office:value="3.74662048690128" calcext:value-type="float">
            <text:p>3.75</text:p>
          </table:table-cell>
          <table:table-cell table:number-columns-repeated="3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50 + 50 * TANH([.A18]/(2*[.$F$1]))" office:value-type="float" office:value="31.0025518872388" calcext:value-type="float">
            <text:p>31.00</text:p>
          </table:table-cell>
          <table:table-cell table:formula="of:=[.B18]-[.B17]" office:value-type="float" office:value="4.10840975023924" calcext:value-type="float">
            <text:p>4.11</text:p>
          </table:table-cell>
          <table:table-cell table:number-columns-repeated="3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50 + 50 * TANH([.A19]/(2*[.$F$1]))" office:value-type="float" office:value="35.4343693774205" calcext:value-type="float">
            <text:p>35.43</text:p>
          </table:table-cell>
          <table:table-cell table:formula="of:=[.B19]-[.B18]" office:value-type="float" office:value="4.4318174901817" calcext:value-type="float">
            <text:p>4.43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50 + 50 * TANH([.A20]/(2*[.$F$1]))" office:value-type="float" office:value="40.1312339887548" calcext:value-type="float">
            <text:p>40.13</text:p>
          </table:table-cell>
          <table:table-cell table:formula="of:=[.B20]-[.B19]" office:value-type="float" office:value="4.69686461133435" calcext:value-type="float">
            <text:p>4.70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50 + 50 * TANH([.A21]/(2*[.$F$1]))" office:value-type="float" office:value="45.0166002687522" calcext:value-type="float">
            <text:p>45.02</text:p>
          </table:table-cell>
          <table:table-cell table:formula="of:=[.B21]-[.B20]" office:value-type="float" office:value="4.88536627999741" calcext:value-type="float">
            <text:p>4.89</text:p>
          </table:table-cell>
          <table:table-cell table:number-columns-repeated="3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formula="of:=50 + 50 * TANH([.A22]/(2*[.$F$1]))" office:value-type="float" office:value="50" calcext:value-type="float">
            <text:p>50.00</text:p>
          </table:table-cell>
          <table:table-cell table:style-name="ce4" table:formula="of:=[.B22]-[.B21]" office:value-type="float" office:value="4.98339973124779" calcext:value-type="float">
            <text:p>4.9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50 + 50 * TANH([.A23]/(2*[.$F$1]))" office:value-type="float" office:value="54.9833997312478" calcext:value-type="float">
            <text:p>54.98</text:p>
          </table:table-cell>
          <table:table-cell table:formula="of:=[.B23]-[.B22]" office:value-type="float" office:value="4.98339973124779" calcext:value-type="float">
            <text:p>4.9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50 + 50 * TANH([.A24]/(2*[.$F$1]))" office:value-type="float" office:value="59.8687660112452" calcext:value-type="float">
            <text:p>59.87</text:p>
          </table:table-cell>
          <table:table-cell table:formula="of:=[.B24]-[.B23]" office:value-type="float" office:value="4.88536627999741" calcext:value-type="float">
            <text:p>4.8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50 + 50 * TANH([.A25]/(2*[.$F$1]))" office:value-type="float" office:value="64.5656306225795" calcext:value-type="float">
            <text:p>64.57</text:p>
          </table:table-cell>
          <table:table-cell table:formula="of:=[.B25]-[.B24]" office:value-type="float" office:value="4.69686461133435" calcext:value-type="float">
            <text:p>4.7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50 + 50 * TANH([.A26]/(2*[.$F$1]))" office:value-type="float" office:value="68.9974481127612" calcext:value-type="float">
            <text:p>69.00</text:p>
          </table:table-cell>
          <table:table-cell table:formula="of:=[.B26]-[.B25]" office:value-type="float" office:value="4.4318174901817" calcext:value-type="float">
            <text:p>4.4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50 + 50 * TANH([.A27]/(2*[.$F$1]))" office:value-type="float" office:value="73.1058578630005" calcext:value-type="float">
            <text:p>73.11</text:p>
          </table:table-cell>
          <table:table-cell table:formula="of:=[.B27]-[.B26]" office:value-type="float" office:value="4.10840975023925" calcext:value-type="float">
            <text:p>4.1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50 + 50 * TANH([.A28]/(2*[.$F$1]))" office:value-type="float" office:value="76.8524783499018" calcext:value-type="float">
            <text:p>76.85</text:p>
          </table:table-cell>
          <table:table-cell table:formula="of:=[.B28]-[.B27]" office:value-type="float" office:value="3.74662048690126" calcext:value-type="float">
            <text:p>3.7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50 + 50 * TANH([.A29]/(2*[.$F$1]))" office:value-type="float" office:value="80.2183888558582" calcext:value-type="float">
            <text:p>80.22</text:p>
          </table:table-cell>
          <table:table-cell table:formula="of:=[.B29]-[.B28]" office:value-type="float" office:value="3.36591050595642" calcext:value-type="float">
            <text:p>3.3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50 + 50 * TANH([.A30]/(2*[.$F$1]))" office:value-type="float" office:value="83.2018385133925" calcext:value-type="float">
            <text:p>83.20</text:p>
          </table:table-cell>
          <table:table-cell table:formula="of:=[.B30]-[.B29]" office:value-type="float" office:value="2.98344965753428" calcext:value-type="float">
            <text:p>2.9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50 + 50 * TANH([.A31]/(2*[.$F$1]))" office:value-type="float" office:value="85.8148935099512" calcext:value-type="float">
            <text:p>85.81</text:p>
          </table:table-cell>
          <table:table-cell table:formula="of:=[.B31]-[.B30]" office:value-type="float" office:value="2.61305499655876" calcext:value-type="float">
            <text:p>2.61</text:p>
          </table:table-cell>
          <table:table-cell table:number-columns-repeated="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4" table:formula="of:=50 + 50 * TANH([.A32]/(2*[.$F$1]))" office:value-type="float" office:value="88.0797077977882" calcext:value-type="float">
            <text:p>88.08</text:p>
          </table:table-cell>
          <table:table-cell table:style-name="ce4" table:formula="of:=[.B32]-[.B31]" office:value-type="float" office:value="2.26481428783703" calcext:value-type="float">
            <text:p>2.2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50 + 50 * TANH([.A33]/(2*[.$F$1]))" office:value-type="float" office:value="90.0249510880315" calcext:value-type="float">
            <text:p>90.02</text:p>
          </table:table-cell>
          <table:table-cell table:formula="of:=[.B33]-[.B32]" office:value-type="float" office:value="1.94524329024324" calcext:value-type="float">
            <text:p>1.9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50 + 50 * TANH([.A34]/(2*[.$F$1]))" office:value-type="float" office:value="91.6827303506078" calcext:value-type="float">
            <text:p>91.68</text:p>
          </table:table-cell>
          <table:table-cell table:formula="of:=[.B34]-[.B33]" office:value-type="float" office:value="1.65777926257627" calcext:value-type="float">
            <text:p>1.6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50 + 50 * TANH([.A35]/(2*[.$F$1]))" office:value-type="float" office:value="93.0861579656653" calcext:value-type="float">
            <text:p>93.09</text:p>
          </table:table-cell>
          <table:table-cell table:formula="of:=[.B35]-[.B34]" office:value-type="float" office:value="1.40342761505755" calcext:value-type="float">
            <text:p>1.4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50 + 50 * TANH([.A36]/(2*[.$F$1]))" office:value-type="float" office:value="94.2675824101131" calcext:value-type="float">
            <text:p>94.27</text:p>
          </table:table-cell>
          <table:table-cell table:formula="of:=[.B36]-[.B35]" office:value-type="float" office:value="1.18142444444783" calcext:value-type="float">
            <text:p>1.1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50 + 50 * TANH([.A37]/(2*[.$F$1]))" office:value-type="float" office:value="95.2574126822433" calcext:value-type="float">
            <text:p>95.26</text:p>
          </table:table-cell>
          <table:table-cell table:formula="of:=[.B37]-[.B36]" office:value-type="float" office:value="0.989830272130178" calcext:value-type="float">
            <text:p>0.9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50 + 50 * TANH([.A38]/(2*[.$F$1]))" office:value-type="float" office:value="96.0834277203236" calcext:value-type="float">
            <text:p>96.08</text:p>
          </table:table-cell>
          <table:table-cell table:formula="of:=[.B38]-[.B37]" office:value-type="float" office:value="0.826015038080257" calcext:value-type="float">
            <text:p>0.8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50 + 50 * TANH([.A39]/(2*[.$F$1]))" office:value-type="float" office:value="96.770453530155" calcext:value-type="float">
            <text:p>96.77</text:p>
          </table:table-cell>
          <table:table-cell table:formula="of:=[.B39]-[.B38]" office:value-type="float" office:value="0.687025809831383" calcext:value-type="float">
            <text:p>0.69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50 + 50 * TANH([.A40]/(2*[.$F$1]))" office:value-type="float" office:value="97.3403006423134" calcext:value-type="float">
            <text:p>97.34</text:p>
          </table:table-cell>
          <table:table-cell table:formula="of:=[.B40]-[.B39]" office:value-type="float" office:value="0.56984711215847" calcext:value-type="float">
            <text:p>0.5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50 + 50 * TANH([.A41]/(2*[.$F$1]))" office:value-type="float" office:value="97.8118729063869" calcext:value-type="float">
            <text:p>97.81</text:p>
          </table:table-cell>
          <table:table-cell table:formula="of:=[.B41]-[.B40]" office:value-type="float" office:value="0.471572264073529" calcext:value-type="float">
            <text:p>0.47</text:p>
          </table:table-cell>
          <table:table-cell table:number-columns-repeated="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4" table:formula="of:=50 + 50 * TANH([.A42]/(2*[.$F$1]))" office:value-type="float" office:value="98.2013790037908" calcext:value-type="float">
            <text:p>98.20</text:p>
          </table:table-cell>
          <table:table-cell table:style-name="ce4" table:formula="of:=[.B42]-[.B41]" office:value-type="float" office:value="0.389506097403896" calcext:value-type="float">
            <text:p>0.3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8">00/00/0000</text:date>, <text:time style:data-style-name="N2" text:time-value="0000-00-00T00:00:01.8393975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6T22:41:20.439000000</meta:creation-date>
    <dc:date>2013-08-18T23:11:10.903000000</dc:date>
    <meta:editing-duration>PT1H4M14S</meta:editing-duration>
    <meta:editing-cycles>13</meta:editing-cycles>
    <meta:generator>LibreOffice/4.1.0.4$Windows_x86 LibreOffice_project/89ea49ddacd9aa532507cbf852f2bb22b1ace28</meta:generator>
    <meta:document-statistic meta:table-count="2" meta:cell-count="217" meta:object-count="0"/>
  </office:meta>
</office:document-meta>
</file>